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721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181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7862in"/>
    </style:style>
    <style:style style:name="co6" style:family="table-column">
      <style:table-column-properties fo:break-before="auto" style:column-width="0.7429in"/>
    </style:style>
    <style:style style:name="co7" style:family="table-column">
      <style:table-column-properties fo:break-before="auto" style:column-width="1.182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<text:s/>Phase</text:p>
          </table:table-cell>
          <table:table-cell office:value-type="string" calcext:value-type="string">
            <text:p><text:s/>Block</text:p>
          </table:table-cell>
          <table:table-cell office:value-type="string" calcext:value-type="string">
            <text:p><text:s/>Item</text:p>
          </table:table-cell>
          <table:table-cell office:value-type="string" calcext:value-type="string">
            <text:p><text:s/>Response</text:p>
          </table:table-cell>
          <table:table-cell office:value-type="string" calcext:value-type="string">
            <text:p><text:s/>Accuracy</text:p>
          </table:table-cell>
          <table:table-cell office:value-type="string" calcext:value-type="string">
            <text:p><text:s/>Clusters number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USTAIN</text:p>
          </table:table-cell>
          <table:table-cell office:value-type="string" calcext:value-type="string">
            <text:p><text:s/>train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</table:table>
      <table:table table:name="Sheet2" table:style-name="ta1">
        <table:table-column table:style-name="co8" table:default-cell-style-name="Default"/>
        <table:table-column table:style-name="co8" table:default-cell-style-name="ce1"/>
        <table:table-row table:style-name="ro1">
          <table:table-cell office:value-type="string" calcext:value-type="string">
            <text:p>ITEM</text:p>
          </table:table-cell>
          <table:table-cell table:style-name="Default" office:value-type="string" calcext:value-type="string">
            <text:p>Category (%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COUNTIFS([Sheet1.D2:Sheet1.D6401];&quot;=1&quot;;[Sheet1.E2:Sheet1.E6401];&quot;=1&quot;))*100/400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COUNTIFS([Sheet1.D2:Sheet1.D6401];&quot;=2&quot;;[Sheet1.E2:Sheet1.E6401];&quot;=1&quot;))*100/400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table:formula="of:=(COUNTIFS([Sheet1.D2:Sheet1.D6401];&quot;=9&quot;;[Sheet1.E2:Sheet1.E6401];&quot;=1&quot;))*100/400" office:value-type="float" office:value="93.75" calcext:value-type="float">
            <text:p>93.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COUNTIFS([Sheet1.D2:Sheet1.D6401];&quot;=10&quot;;[Sheet1.E2:Sheet1.E6401];&quot;=1&quot;))*100/400" office:value-type="float" office:value="87.75" calcext:value-type="float">
            <text:p>87.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(COUNTIFS([Sheet1.D2:Sheet1.D6401];&quot;=55&quot;;[Sheet1.E2:Sheet1.E6401];&quot;=1&quot;))*100/400" office:value-type="float" office:value="19.75" calcext:value-type="float">
            <text:p>19.7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(COUNTIFS([Sheet1.D2:Sheet1.D6401];&quot;=56&quot;;[Sheet1.E2:Sheet1.E6401];&quot;=1&quot;))*100/400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(COUNTIFS([Sheet1.D2:Sheet1.D6401];&quot;=63&quot;;[Sheet1.E2:Sheet1.E6401];&quot;=1&quot;))*100/400" office:value-type="float" office:value="6" calcext:value-type="float">
            <text:p>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Default" table:formula="of:=(COUNTIFS([Sheet1.D2:Sheet1.D6401];&quot;=64&quot;;[Sheet1.E2:Sheet1.E6401];&quot;=1&quot;))*100/400" office:value-type="float" office:value="14.25" calcext:value-type="float">
            <text:p>14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3">00/00/0000</text:date>, <text:time style:data-style-name="N2" text:time-value="18:11:03.491899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8-13T18:18:08.081322738</dc:date>
    <meta:generator>LibreOffice/4.2.4.2$Linux_X86_64 LibreOffice_project/420m0$Build-2</meta:generator>
    <meta:editing-duration>P0D</meta:editing-duration>
    <meta:editing-cycles>2</meta:editing-cycles>
    <meta:document-statistic meta:table-count="2" meta:cell-count="22425" meta:object-count="0"/>
  </office:meta>
</office:document-meta>
</file>